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list-style-name="L1">
      <style:text-properties style:font-name="Microsoft JhengHei"/>
    </style:style>
    <style:style style:name="P24" style:family="paragraph" style:parent-style-name="Standard" style:list-style-name="L2">
      <style:text-properties style:font-name="Microsoft JhengHei"/>
    </style:style>
    <style:style style:name="P25" style:family="paragraph" style:parent-style-name="Standard">
      <style:text-properties style:font-name="Microsoft JhengHei" fo:font-size="11pt" style:font-size-asian="11pt" style:font-size-complex="11pt"/>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3">
      <style:text-properties style:font-name="Microsoft JhengHei" fo:font-size="11pt" style:font-size-asian="11pt" style:font-size-complex="11pt"/>
    </style:style>
    <style:style style:name="P56" style:family="paragraph" style:parent-style-name="Standard" style:list-style-name="L54">
      <style:text-properties style:font-name="Microsoft JhengHei" fo:font-size="11pt" style:font-size-asian="11pt" style:font-size-complex="11pt"/>
    </style:style>
    <style:style style:name="P57" style:family="paragraph" style:parent-style-name="Standard" style:list-style-name="L55">
      <style:text-properties style:font-name="Microsoft JhengHei" fo:font-size="11pt" style:font-size-asian="11pt" style:font-size-complex="11pt"/>
    </style:style>
    <style:style style:name="P58" style:family="paragraph" style:parent-style-name="Standard" style:list-style-name="L62">
      <style:text-properties style:font-name="Microsoft JhengHei" fo:font-size="11pt" style:font-size-asian="11pt" style:font-size-complex="11pt"/>
    </style:style>
    <style:style style:name="P59" style:family="paragraph" style:parent-style-name="Standard" style:list-style-name="L63">
      <style:text-properties style:font-name="Microsoft JhengHei" fo:font-size="11pt" style:font-size-asian="11pt" style:font-size-complex="11pt"/>
    </style:style>
    <style:style style:name="P60"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1"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2" style:family="paragraph" style:parent-style-name="Standard" style:list-style-name="L37">
      <style:text-properties style:font-name="Microsoft JhengHei" fo:font-size="11pt" style:text-underline-style="none" style:font-size-asian="11pt" style:font-size-complex="11pt"/>
    </style:style>
    <style:style style:name="P63" style:family="paragraph" style:parent-style-name="Standard" style:list-style-name="L38">
      <style:text-properties style:font-name="Microsoft JhengHei" fo:font-size="11pt" style:text-underline-style="none" style:font-size-asian="11pt" style:font-size-complex="11pt"/>
    </style:style>
    <style:style style:name="P64" style:family="paragraph" style:parent-style-name="Standard" style:list-style-name="L39">
      <style:text-properties style:font-name="Microsoft JhengHei" fo:font-size="11pt" style:text-underline-style="none" style:font-size-asian="11pt" style:font-size-complex="11pt"/>
    </style:style>
    <style:style style:name="P65" style:family="paragraph" style:parent-style-name="Standard" style:list-style-name="L5">
      <style:text-properties style:font-name="Microsoft JhengHei"/>
    </style:style>
    <style:style style:name="P66" style:family="paragraph" style:parent-style-name="Standard" style:list-style-name="L7">
      <style:text-properties style:font-name="Microsoft JhengHei"/>
    </style:style>
    <style:style style:name="P67" style:family="paragraph" style:parent-style-name="Standard" style:list-style-name="L11">
      <style:text-properties style:font-name="Microsoft JhengHei"/>
    </style:style>
    <style:style style:name="P68" style:family="paragraph" style:parent-style-name="Standard" style:list-style-name="L13">
      <style:text-properties style:font-name="Microsoft JhengHei"/>
    </style:style>
    <style:style style:name="P69" style:family="paragraph" style:parent-style-name="Standard" style:list-style-name="L19">
      <style:text-properties style:font-name="Microsoft JhengHei"/>
    </style:style>
    <style:style style:name="P70" style:family="paragraph" style:parent-style-name="Standard" style:list-style-name="L20">
      <style:text-properties style:font-name="Microsoft JhengHei"/>
    </style:style>
    <style:style style:name="P71" style:family="paragraph" style:parent-style-name="Standard" style:list-style-name="L21">
      <style:text-properties style:font-name="Microsoft JhengHei" fo:font-size="12pt" style:font-size-asian="12pt" style:font-size-complex="12pt"/>
    </style:style>
    <style:style style:name="P72" style:family="paragraph" style:parent-style-name="Standard" style:list-style-name="L30">
      <style:text-properties style:font-name="Microsoft JhengHei" fo:font-size="12pt" style:font-size-asian="12pt" style:font-size-complex="12pt"/>
    </style:style>
    <style:style style:name="P73" style:family="paragraph" style:parent-style-name="Standard" style:list-style-name="L23">
      <style:text-properties style:font-name="Microsoft JhengHei"/>
    </style:style>
    <style:style style:name="P74" style:family="paragraph" style:parent-style-name="Standard" style:list-style-name="L24">
      <style:text-properties style:font-name="Microsoft JhengHei"/>
    </style:style>
    <style:style style:name="P75" style:family="paragraph" style:parent-style-name="Standard" style:list-style-name="L25">
      <style:text-properties style:font-name="Microsoft JhengHei"/>
    </style:style>
    <style:style style:name="P76" style:family="paragraph" style:parent-style-name="Standard" style:list-style-name="L45">
      <style:text-properties style:font-name="Microsoft JhengHei"/>
    </style:style>
    <style:style style:name="P77" style:family="paragraph" style:parent-style-name="Standard" style:list-style-name="L46">
      <style:text-properties style:font-name="Microsoft JhengHei"/>
    </style:style>
    <style:style style:name="P78" style:family="paragraph" style:parent-style-name="Standard" style:list-style-name="L51">
      <style:text-properties style:font-name="Microsoft JhengHei"/>
    </style:style>
    <style:style style:name="P79" style:family="paragraph" style:parent-style-name="Standard" style:list-style-name="L52">
      <style:text-properties style:font-name="Microsoft JhengHei"/>
    </style:style>
    <style:style style:name="P80" style:family="paragraph" style:parent-style-name="Standard" style:list-style-name="L56">
      <style:text-properties style:font-name="Microsoft JhengHei"/>
    </style:style>
    <style:style style:name="P81" style:family="paragraph" style:parent-style-name="Standard" style:list-style-name="L57">
      <style:text-properties style:font-name="Microsoft JhengHei"/>
    </style:style>
    <style:style style:name="P82" style:family="paragraph" style:parent-style-name="Standard" style:list-style-name="L58">
      <style:text-properties style:font-name="Microsoft JhengHei"/>
    </style:style>
    <style:style style:name="P83" style:family="paragraph" style:parent-style-name="Standard" style:list-style-name="L59">
      <style:text-properties style:font-name="Microsoft JhengHei"/>
    </style:style>
    <style:style style:name="P84" style:family="paragraph" style:parent-style-name="Standard" style:list-style-name="L60">
      <style:text-properties style:font-name="Microsoft JhengHei"/>
    </style:style>
    <style:style style:name="P85" style:family="paragraph" style:parent-style-name="Standard" style:list-style-name="L61">
      <style:text-properties style:font-name="Microsoft JhengHei"/>
    </style:style>
    <style:style style:name="P86" style:family="paragraph" style:parent-style-name="Standard" style:list-style-name="L12">
      <style:paragraph-properties fo:break-before="page"/>
      <style:text-properties style:font-name="Microsoft JhengHei"/>
    </style:style>
    <style:style style:name="P87" style:family="paragraph" style:parent-style-name="Standard" style:list-style-name="L44">
      <style:paragraph-properties fo:break-before="page"/>
      <style:text-properties style:font-name="Microsoft JhengHei"/>
    </style:style>
    <style:style style:name="P88" style:family="paragraph" style:parent-style-name="Standard" style:list-style-name="L45">
      <style:paragraph-properties fo:break-before="page"/>
      <style:text-properties style:font-name="Microsoft JhengHei"/>
    </style:style>
    <style:style style:name="P89" style:family="paragraph" style:parent-style-name="Standard" style:list-style-name="L51">
      <style:paragraph-properties fo:break-before="page"/>
      <style:text-properties style:font-name="Microsoft JhengHei"/>
    </style:style>
    <style:style style:name="P90"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1"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539510680266529006" text:style-name="L1">
        <text:list-item>
          <text:p text:style-name="P23">Hypothèse d'origine :</text:p>
          <text:p text:style-name="P23"/>
        </text:list-item>
      </text:list>
      <text:list xml:id="list3174970603366313458" text:style-name="L2">
        <text:list-item>
          <text:list>
            <text:list-item>
              <text:p text:style-name="P24">Volonté d'étudier quel phénomène</text:p>
            </text:list-item>
          </text:list>
        </text:list-item>
      </text:list>
      <text:p text:style-name="P1"/>
      <text:list xml:id="list5651569444640905215"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100039999507167006"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5665969886905275922" text:style-name="L5">
        <text:list-item>
          <text:list>
            <text:list-item>
              <text:list>
                <text:list-item>
                  <text:p text:style-name="P65">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4671757710712936418"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7693621462422237438" text:style-name="L7">
        <text:list-item>
          <text:list>
            <text:list-item>
              <text:list>
                <text:list-item>
                  <text:p text:style-name="P66">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982304378846266454"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2969530307983507884"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7945348328336197544"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641770"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769164208786806303" text:style-name="L11">
        <text:list-item>
          <text:list>
            <text:list-item>
              <text:list>
                <text:list-item>
                  <text:p text:style-name="P67">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3630708695492680628" text:style-name="L12">
        <text:list-item>
          <text:p text:style-name="P86">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1675876084050411592" text:style-name="L13">
        <text:list-item>
          <text:list>
            <text:list-item>
              <text:p text:style-name="P68">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3856378692924932062"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167513679480269516" text:style-name="L15">
        <text:list-item>
          <text:list>
            <text:list-item>
              <text:list>
                <text:list-item>
                  <text:p text:style-name="P33">Les variables </text:p>
                </text:list-item>
              </text:list>
            </text:list-item>
          </text:list>
        </text:list-item>
      </text:list>
      <text:list xml:id="list1641062005855269639"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5457984732537353501"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8033520431900513275"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6194295514032596354" text:style-name="L19">
        <text:list-item>
          <text:list>
            <text:list-item>
              <text:p text:style-name="P69">Technologie utilisée</text:p>
            </text:list-item>
          </text:list>
        </text:list-item>
      </text:list>
      <text:p text:style-name="P1"/>
      <text:list xml:id="list1146131906566861616" text:style-name="L20">
        <text:list-item>
          <text:list>
            <text:list-item>
              <text:list>
                <text:list-item>
                  <text:p text:style-name="P70">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9058934436509926603" text:style-name="L21">
        <text:list-item>
          <text:list>
            <text:list-item>
              <text:list>
                <text:list-item>
                  <text:p text:style-name="P71">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344167109216791591" text:style-name="L22">
        <text:list-item>
          <text:p text:style-name="P90"><text:a xlink:type="simple" xlink:href="https://fbref.com/en/squads/" text:style-name="Internet_20_link" text:visited-style-name="Visited_20_Internet_20_Link">https://fbref.com/en/squads/</text:a> == L'url principale et commune à toutes les tables</text:p>
        </text:list-item>
        <text:list-item>
          <text:p text:style-name="P91">str(codes["code_url"][i]) == On ajoute le fameux code de l'équipe (colonne de droite dans la table)</text:p>
        </text:list-item>
        <text:list-item>
          <text:p text:style-name="P91">str(saison) == On ajoute ensuite l'année qui nous intéresse (ici 2021-2022)</text:p>
        </text:list-item>
        <text:list-item>
          <text:p text:style-name="P91">matchlogs/all_comps/ == Cette partie est commune aux différentes url par thématique mais pas sur l'url des statistiques générales.</text:p>
        </text:list-item>
        <text:list-item>
          <text:p text:style-name="P60">Shooting, <text:s/>passing ou misc == Pour préciser quelle table nous intéresse précisément</text:p>
        </text:list-item>
        <text:list-item>
          <text:p text:style-name="P60">str(codes["code"][i]) == On ajoute le code de l'équipe issu de la table. Il s'agit ici du nom de l'équipe (par exemple Milan ou Juventus etc...)</text:p>
        </text:list-item>
        <text:list-item>
          <text:p text:style-name="P60">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6131703671892749552" text:style-name="L23">
        <text:list-item>
          <text:list>
            <text:list-item>
              <text:p text:style-name="P73">Utilisation des variables pour le modèle</text:p>
            </text:list-item>
          </text:list>
        </text:list-item>
      </text:list>
      <text:p text:style-name="P1"/>
      <text:list xml:id="list4532679003599675824" text:style-name="L24">
        <text:list-item>
          <text:list>
            <text:list-item>
              <text:list>
                <text:list-item>
                  <text:p text:style-name="P74">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3521785538588087944" text:style-name="L25">
        <text:list-item>
          <text:list>
            <text:list-item>
              <text:list>
                <text:list-item>
                  <text:p text:style-name="P75">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582290279540471634"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8574118066672484417"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6818524752312232736"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4007778986569816015"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4192899537333065433" text:style-name="L30">
        <text:list-item>
          <text:list>
            <text:list-item>
              <text:list>
                <text:list-item>
                  <text:p text:style-name="P72">Recherche et intégration de données sur les joueurs</text:p>
                  <text:p text:style-name="P41"/>
                </text:list-item>
              </text:list>
            </text:list-item>
          </text:list>
        </text:list-item>
      </text:list>
      <text:list xml:id="list29841766356746838"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363853298883405275"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3731942297361149454" text:style-name="L33">
        <text:list-item>
          <text:list>
            <text:list-item>
              <text:p text:style-name="P44">Nombre de cartons</text:p>
            </text:list-item>
          </text:list>
        </text:list-item>
      </text:list>
      <text:list xml:id="list110835084191604504"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8651313100926882159"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8997260841310497297"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935695263260429835" text:style-name="L37">
        <text:list-item>
          <text:list>
            <text:list-item>
              <text:p text:style-name="P62">Nombre de tacles</text:p>
            </text:list-item>
            <text:list-item>
              <text:p text:style-name="P62">Interceptions ou Blocks</text:p>
            </text:list-item>
            <text:list-item>
              <text:p text:style-name="P62">Duels aériens</text:p>
            </text:list-item>
            <text:list-item>
              <text:p text:style-name="P62">Longues passes ou %age de passes réussies</text:p>
            </text:list-item>
            <text:list-item>
              <text:p text:style-name="P62">%age de dribbles réussis</text:p>
            </text:list-item>
            <text:list-item>
              <text:p text:style-name="P62">Fautes et cartons</text:p>
            </text:list-item>
            <text:list-item>
              <text:p text:style-name="P62">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3403200435702173911" text:style-name="L38">
        <text:list-item>
          <text:list>
            <text:list-item>
              <text:p text:style-name="P63">% de "crosses" stopés par le gardien (feintes)</text:p>
            </text:list-item>
            <text:list-item>
              <text:p text:style-name="P63">% de saves</text:p>
            </text:list-item>
            <text:list-item>
              <text:p text:style-name="P63">Nombre de buts encaissés</text:p>
            </text:list-item>
            <text:list-item>
              <text:p text:style-name="P63">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1986508567075175874" text:style-name="L39">
        <text:list-item>
          <text:list>
            <text:list-item>
              <text:p text:style-name="P64">Nombre de buts</text:p>
            </text:list-item>
            <text:list-item>
              <text:p text:style-name="P64"><text:soft-page-break/>% de dribbles réussis</text:p>
            </text:list-item>
            <text:list-item>
              <text:p text:style-name="P64">% de passes réussis </text:p>
            </text:list-item>
            <text:list-item>
              <text:p text:style-name="P64">Nombre d'actions créées</text:p>
            </text:list-item>
            <text:list-item>
              <text:p text:style-name="P64">Nombre de tirs (cadrés ?)</text:p>
            </text:list-item>
            <text:list-item>
              <text:p text:style-name="P64">Nombre de hors-jeu (placement)</text:p>
            </text:list-item>
            <text:list-item>
              <text:p text:style-name="P64">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195728042314561259"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8812740583071070763"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632673" text:continue-list="list195728042314561259"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2003098118481944811" text:style-name="L42">
        <text:list-item>
          <text:p text:style-name="P50">Défense == Cagliari : Témoigne de la pertinence de la théorie vue plus haut sur les équipes qui subissent les offensives adverses.</text:p>
        </text:list-item>
      </text:list>
      <text:list xml:id="list8123041477523555652"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102634185980762699" text:style-name="L44">
        <text:list-item>
          <text:p text:style-name="P87">Modèle final</text:p>
        </text:list-item>
      </text:list>
      <text:p text:style-name="P1"/>
      <text:list xml:id="list9160491512600910584" text:style-name="L45">
        <text:list-item>
          <text:list>
            <text:list-item>
              <text:p text:style-name="P76">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629538" text:continue-numbering="true" text:style-name="L45">
        <text:list-item>
          <text:list>
            <text:list-item>
              <text:p text:style-name="P76">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326191631028284851" text:style-name="L46">
        <text:list-item>
          <text:list>
            <text:list-item>
              <text:list>
                <text:list-item>
                  <text:p text:style-name="P77">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1607090195934620330"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text:soft-page-break/>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xt:soft-page-break/>terme moins techniques et bien plus orientés « football ».</text:p>
      <text:p text:style-name="P1"/>
      <text:list xml:id="list38624760" text:continue-list="list326191631028284851" text:style-name="L46">
        <text:list-item>
          <text:list>
            <text:list-item>
              <text:list>
                <text:list-item>
                  <text:p text:style-name="P77">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8374819734426269513"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621882" text:continue-list="list38629538" text:style-name="L45">
        <text:list-item>
          <text:list>
            <text:list-item>
              <text:p text:style-name="P76">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55399959591456856" text:style-name="L49">
        <text:list-item>
          <text:list>
            <text:list-item>
              <text:p text:style-name="P61">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968812427285900908"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615819" text:continue-list="list38621882" text:style-name="L45">
        <text:list-item>
          <text:list>
            <text:list-header>
              <text:p text:style-name="P76"/>
            </text:list-header>
            <text:list-item>
              <text:p text:style-name="P88">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8513591934831900058" text:style-name="L51">
        <text:list-item>
          <text:list>
            <text:list-item>
              <text:list>
                <text:list-item>
                  <text:p text:style-name="P78">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7262794784743043482" text:style-name="L52">
        <text:list-item>
          <text:list>
            <text:list-item>
              <text:list>
                <text:list-item>
                  <text:list>
                    <text:list-item>
                      <text:p text:style-name="P79">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631541" text:continue-numbering="true" text:style-name="L52">
        <text:list-item>
          <text:list>
            <text:list-item>
              <text:list>
                <text:list-item>
                  <text:list>
                    <text:list-item>
                      <text:p text:style-name="P79">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616964" text:continue-numbering="true" text:style-name="L52">
        <text:list-item>
          <text:list>
            <text:list-item>
              <text:list>
                <text:list-item>
                  <text:list>
                    <text:list-item>
                      <text:p text:style-name="P79">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text:soft-page-break/>La répartition de la variable top_FW dans les formations indique l'absence de top attaquants 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soft-page-break/></text:p>
      <text:p text:style-name="P2">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text:soft-page-break/>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text:soft-page-break/>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
      <text:list xml:id="list38635077" text:continue-numbering="true" text:style-name="L52">
        <text:list-item>
          <text:list>
            <text:list-item>
              <text:list>
                <text:list-item>
                  <text:list>
                    <text:list-item>
                      <text:p text:style-name="P79">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621824" text:continue-numbering="true" text:style-name="L52">
        <text:list-item>
          <text:list>
            <text:list-item>
              <text:list>
                <text:list-item>
                  <text:list>
                    <text:list-item>
                      <text:p text:style-name="P79">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629866" text:continue-numbering="true" text:style-name="L52">
        <text:list-item>
          <text:list>
            <text:list-item>
              <text:list>
                <text:list-item>
                  <text:list>
                    <text:list-item>
                      <text:p text:style-name="P79">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639911" text:continue-numbering="true" text:style-name="L52">
        <text:list-item>
          <text:list>
            <text:list-item>
              <text:list>
                <text:list-item>
                  <text:list>
                    <text:list-item>
                      <text:p text:style-name="P79"><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641660" text:continue-numbering="true" text:style-name="L52">
        <text:list-item>
          <text:list>
            <text:list-item>
              <text:list>
                <text:list-item>
                  <text:list>
                    <text:list-item>
                      <text:p text:style-name="P79">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text:soft-page-break/>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613282" text:continue-numbering="true" text:style-name="L52">
        <text:list-item>
          <text:list>
            <text:list-item>
              <text:list>
                <text:list-item>
                  <text:list>
                    <text:list-item>
                      <text:p text:style-name="P79">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3295157569470160065" text:style-name="L53">
        <text:list-item>
          <text:p text:style-name="P55">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5957977863897226716" text:style-name="L54">
        <text:list-item>
          <text:p text:style-name="P56"><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8632780" text:continue-list="list8513591934831900058" text:style-name="L51">
        <text:list-item>
          <text:list>
            <text:list-item>
              <text:list>
                <text:list-header>
                  <text:p text:style-name="P78"/>
                </text:list-header>
                <text:list-item>
                  <text:p text:style-name="P89">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3101113205430080146" text:style-name="L55">
        <text:list-item>
          <text:p text:style-name="P57">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7">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523105263565466191" text:style-name="L56">
        <text:list-item>
          <text:list>
            <text:list-item>
              <text:list>
                <text:list-item>
                  <text:list>
                    <text:list-item>
                      <text:p text:style-name="P80">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727670314869074677" text:style-name="L62">
        <text:list-item>
          <text:p text:style-name="P58">Les penaltys changent le cours d'un matchs assez fortement</text:p>
        </text:list-item>
        <text:list-item>
          <text:p text:style-name="P58">L'obtention d'un carton rouge est toujours mauvais signe pour une équipe</text:p>
        </text:list-item>
        <text:list-item>
          <text:p text:style-name="P58">La productivité des milieux défensifs est fortement dépendante de la formation technique et peut impacter positivement ou négativement le résultat d'un match</text:p>
        </text:list-item>
        <text:list-item>
          <text:p text:style-name="P58">La différence de valeur est un point qui est pertinent dans l'étude des résultats d'un match</text:p>
        </text:list-item>
        <text:list-item>
          <text:p text:style-name="P58">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7585247784876784442" text:style-name="L63">
        <text:list-item>
          <text:p text:style-name="P59">L'impact du fait de jouer à domicile sur la victoire mais aussi sur la capacité à se procurer des tirs</text:p>
        </text:list-item>
        <text:list-item>
          <text:p text:style-name="P59">L'effet automne sur les résultats et donc l'engagement des équipes en début de saison qui est plus fort que sur le reste de l'année</text:p>
        </text:list-item>
        <text:list-item>
          <text:p text:style-name="P59">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59">Les passes tentées, ce qui confirme la conclusion juste au dessus de celle ci sur l'importance de la propreté technique des milieux et l'effet de la possession.</text:p>
        </text:list-item>
        <text:list-item>
          <text:p text:style-name="P59">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8636169" text:continue-list="list523105263565466191" text:style-name="L56">
        <text:list-item>
          <text:list>
            <text:list-item>
              <text:list>
                <text:list-item>
                  <text:list>
                    <text:list-item>
                      <text:p text:style-name="P80">Le championnat français</text:p>
                    </text:list-item>
                    <text:list-item>
                      <text:p text:style-name="P80">Test sur les meilleurs supporters (coefficient home sur chaque championnat)</text:p>
                    </text:list-item>
                  </text:list>
                </text:list-item>
              </text:list>
            </text:list-item>
          </text:list>
        </text:list-item>
      </text:list>
      <text:list xml:id="list38632751" text:continue-list="list38632780" text:style-name="L51">
        <text:list-item>
          <text:list>
            <text:list-item>
              <text:list>
                <text:list-item>
                  <text:p text:style-name="P78">Prédictions pour la saison en cours</text:p>
                </text:list-item>
              </text:list>
            </text:list-item>
          </text:list>
        </text:list-item>
      </text:list>
      <text:p text:style-name="P1"/>
      <text:list xml:id="list8609287502684150542" text:style-name="L57">
        <text:list-item>
          <text:p text:style-name="P81">Autres types de modèles</text:p>
        </text:list-item>
      </text:list>
      <text:p text:style-name="P1"/>
      <text:list xml:id="list947656885333559759" text:style-name="L58">
        <text:list-item>
          <text:list>
            <text:list-item>
              <text:p text:style-name="P82">Modèle à effets fixes</text:p>
            </text:list-item>
            <text:list-item>
              <text:p text:style-name="P82">Machine learning sur les formations et prédiction</text:p>
            </text:list-item>
          </text:list>
        </text:list-item>
      </text:list>
      <text:list xml:id="list2671828157186964018" text:style-name="L59">
        <text:list-item>
          <text:list>
            <text:list-item>
              <text:list>
                <text:list-item>
                  <text:list>
                    <text:list-item>
                      <text:p text:style-name="P83">Tester l'intégration des formations dans un modèle de machine learning</text:p>
                    </text:list-item>
                    <text:list-item>
                      <text:p text:style-name="P83"><text:soft-page-break/>Obtenir un résultat sur la victoire, le nul ou a défaite</text:p>
                    </text:list-item>
                  </text:list>
                </text:list-item>
              </text:list>
            </text:list-item>
          </text:list>
        </text:list-item>
      </text:list>
      <text:p text:style-name="P1"/>
      <text:list xml:id="list2010860786302444976" text:style-name="L60">
        <text:list-item>
          <text:p text:style-name="P84">Ouverture</text:p>
        </text:list-item>
      </text:list>
      <text:list xml:id="list8097132008862750290" text:style-name="L61">
        <text:list-item>
          <text:list>
            <text:list-item>
              <text:p text:style-name="P85">Études sur les postes</text:p>
            </text:list-item>
            <text:list-item>
              <text:p text:style-name="P85">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16T18:38:21.05</dc:date>
    <dc:creator>Bastien Chicot</dc:creator>
    <meta:editing-duration>PT16H57M34S</meta:editing-duration>
    <meta:editing-cycles>248</meta:editing-cycles>
    <meta:document-statistic meta:table-count="12" meta:image-count="59" meta:object-count="0" meta:page-count="108" meta:paragraph-count="911" meta:word-count="26339" meta:character-count="163348"/>
  </office:meta>
</office:document-meta>
</file>